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RCAYA CUICAPUZA GLOR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81214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GUAYT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570723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RCAYA CUICAPUZA GLO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81214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570723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81214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8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567047</text:p>
          </table:table-cell>
          <table:table-cell table:style-name="Tabla2.D3" office:value-type="string">
            <text:p text:style-name="P23">8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2:16:5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